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 Changement position dans 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 CP 44 Attention format de date différent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Code référence LPP</text:p>
          </table:table-cell>
          <table:table-cell office:value-type="string" calcext:value-type="string">
            <text:p>CRLPP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7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Tarif référence LPP ou Prix Unitaire sur devis</text:p>
          </table:table-cell>
          <table:table-cell office:value-type="string" calcext:value-type="string">
            <text:p>TRLPP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72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Montant total facturé</text:p>
          </table:table-cell>
          <table:table-cell office:value-type="string" calcext:value-type="string">
            <text:p>MT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79 0 par défaut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Prix d'achat unitaire</text:p>
          </table:table-cell>
          <table:table-cell office:value-type="string" calcext:value-type="string">
            <text:p>P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86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93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100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office:value-type="string" calcext:value-type="string">
            <text:p>Numéro de facture</text:p>
          </table:table-cell>
          <table:table-cell office:value-type="string" calcext:value-type="string">
            <text:p>NFACT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office:value-type="string" calcext:value-type="string">
            <text:p>Type 2 CP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267cm" svg:y="10.494cm" draw:caption-point-x="0cm" draw:caption-point-y="0.106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2">
          <table:table-cell office:value-type="string" calcext:value-type="string">
            <text:p>Infos du RSFA, prises sur le fichier des formats PMSI distribué par l'ATI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a saisie a été faite à partir du fichier rsface2018p.ods et les différences ajoutées à la main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e format est applicable à partir de M03 2023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4">00/00/0000</text:date>, <text:time style:data-style-name="N2" text:time-value="20:20:57.2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2" style:display-name="PageStyle_Feuil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1" style:display-name="PageStyle_Feuil1 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7-04T20:23:48.683000000</dc:date>
    <meta:editing-duration>PT3H1M33S</meta:editing-duration>
    <meta:editing-cycles>43</meta:editing-cycles>
    <meta:document-statistic meta:table-count="2" meta:cell-count="219" meta:object-count="0"/>
  </office:meta>
</office:document-meta>
</file>